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40.32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8.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61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4472c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c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>
      <style:table-cell-properties fo:background-color="#4472c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c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gr1" style:family="graphic">
      <style:graphic-properties draw:stroke="solid" svg:stroke-width="0.18mm" svg:stroke-color="#4472c4" draw:stroke-linejoin="miter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2" style:family="graphic">
      <style:graphic-properties draw:stroke="solid" svg:stroke-width="1.06mm" svg:stroke-color="#4472c4" draw:stroke-linejoin="miter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548235" style:font-name="Calibri" fo:font-size="16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color="#548235" style:font-name="Calibri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/>
    </style:style>
    <style:style style:name="T3" style:family="text">
      <style:text-properties fo:color="#548235" style:font-name="Calibri" style:text-underline-style="none" style:text-underline-color="font-color" style:text-line-through-type="none" fo:font-style="normal" style:text-outline="false" fo:text-shadow="none" style:text-position="0% 100%" style:font-name-complex="Calibri" style:font-style-asian="normal" style:font-style-complex="normal" fo:font-size="16pt" fo:font-weight="normal" style:font-size-asian="16pt" style:font-size-complex="16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20" table:default-cell-style-name="Default"/>
        <table:table-column table:style-name="co2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17" table:number-rows-spanned="1">
            <text:p>Codificação Back-End - SA1 - Ferramentas de Melhoria Continua</text:p>
          </table:table-cell>
          <table:covered-table-cell table:number-columns-repeated="16" table:style-name="ce9"/>
          <table:table-cell table:number-columns-repeated="1004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7" table:number-rows-spanned="1">
            <text:p>DIAGRAMA DE ISHIKAWA</text:p>
          </table:table-cell>
          <table:covered-table-cell table:number-columns-repeated="16" table:style-name="ce10"/>
          <table:table-cell table:number-columns-repeated="1004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13" table:number-rows-spanned="1">
            <text:p>* Para acrescentar categorias ou causas, basta inserir linhas ou colunas na tabela.</text:p>
          </table:table-cell>
          <table:covered-table-cell table:number-columns-repeated="12" table:style-name="ce11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4" table:number-rows-spanned="1">
            <text:p>CATEGORIA: <text:span text:style-name="T1">Back-End </text:span></text:p>
          </table:table-cell>
          <table:covered-table-cell table:number-columns-repeated="3" table:style-name="ce8"/>
          <table:table-cell table:style-name="ce12"/>
          <table:table-cell table:style-name="ce2" office:value-type="string" calcext:value-type="string" table:number-columns-spanned="5" table:number-rows-spanned="1">
            <text:p>CATEGORIA:<text:span text:style-name="T2"> </text:span><text:span text:style-name="T3">Regra de negócio</text:span></text:p>
          </table:table-cell>
          <table:covered-table-cell table:style-name="ce8"/>
          <table:covered-table-cell table:style-name="ce8">
            <draw:line table:end-cell-address="Planilha1.O18" table:end-x="1.32mm" table:end-y="5.02mm" draw:z-index="2" draw:name="Conector reto 6" draw:style-name="gr1" draw:text-style-name="P1" svg:x1="69.34mm" svg:y1="77.56mm" svg:x2="0.27mm" svg:y2="7.94mm">
              <text:p/>
            </draw:line>
          </table:covered-table-cell>
          <table:covered-table-cell table:number-columns-repeated="2" table:style-name="ce8"/>
          <table:table-cell table:style-name="ce12"/>
          <table:table-cell table:style-name="ce2" office:value-type="string" calcext:value-type="string" table:number-columns-spanned="5" table:number-rows-spanned="1">
            <text:p>CATEGORIA: <text:span text:style-name="T1">Front- End</text:span></text:p>
          </table:table-cell>
          <table:covered-table-cell table:number-columns-repeated="4" table:style-name="ce8"/>
          <table:table-cell table:number-columns-repeated="1005"/>
        </table:table-row>
        <table:table-row table:style-name="ro3">
          <table:table-cell table:number-columns-repeated="5"/>
          <table:table-cell>
            <draw:line table:end-cell-address="Planilha1.I18" table:end-x="2.38mm" table:end-y="3.7mm" draw:z-index="1" draw:name="Conector reto 4" draw:style-name="gr1" draw:text-style-name="P1" svg:x1="53.4mm" svg:y1="68.03mm" svg:x2="1.06mm" svg:y2="0.79mm">
              <text:p/>
            </draw:line>
          </table:table-cell>
          <table:table-cell table:number-columns-repeated="9"/>
          <table:table-cell>
            <draw:line table:end-cell-address="Planilha1.S18" table:end-x="14.81mm" table:end-y="3.17mm" draw:z-index="3" draw:name="Conector reto 8" draw:style-name="gr1" draw:text-style-name="P1" svg:x1="65.83mm" svg:y1="67.5mm" svg:x2="12.97mm" svg:y2="0.26mm">
              <text:p/>
            </draw:line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6" office:value-type="string" calcext:value-type="string">
            <text:p>falnha no codigo </text:p>
            <draw:line table:end-cell-address="Planilha1.F8" table:end-x="7.68mm" table:end-y="3.97mm" draw:z-index="4" draw:name="Conector reto 17" draw:style-name="gr1" draw:text-style-name="P1" svg:x1="16.66mm" svg:y1="3.96mm" svg:x2="41.68mm" svg:y2="3.96mm">
              <text:p/>
            </draw:line>
            <draw:line table:end-cell-address="Planilha1.E10" table:end-x="6.61mm" table:end-y="3.7mm" draw:z-index="5" draw:name="Conector reto 19" draw:style-name="gr1" draw:text-style-name="P1" svg:x1="23.62mm" svg:y1="4.49mm" svg:x2="12.7mm" svg:y2="15.61mm">
              <text:p/>
            </draw:line>
          </table:table-cell>
          <table:table-cell table:number-columns-repeated="4"/>
          <table:table-cell table:style-name="ce6" office:value-type="string" calcext:value-type="string">
            <text:p>causa</text:p>
            <draw:line table:end-cell-address="Planilha1.K8" table:end-x="9.26mm" table:end-y="3.7mm" draw:z-index="6" draw:name="Conector reto 20" draw:style-name="gr1" draw:text-style-name="P1" svg:x1="16.4mm" svg:y1="3.7mm" svg:x2="43.27mm" svg:y2="3.43mm">
              <text:p/>
            </draw:line>
          </table:table-cell>
          <table:table-cell table:number-columns-repeated="5"/>
          <table:table-cell table:style-name="ce6" office:value-type="string" calcext:value-type="string">
            <text:p>erro de codificação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2" table:number-rows-spanned="1">
            <text:p>sub-causa</text:p>
          </table:table-cell>
          <table:covered-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9"/>
          <table:table-cell table:style-name="ce6" office:value-type="string" calcext:value-type="string">
            <text:p>causa</text:p>
          </table:table-cell>
          <table:table-cell>
            <draw:line table:end-cell-address="Planilha1.L12" table:end-x="12.96mm" table:end-y="3.43mm" draw:z-index="8" draw:name="Conector reto 22" draw:style-name="gr1" draw:text-style-name="P1" svg:x1="0.53mm" svg:y1="3.43mm" svg:x2="29.97mm" svg:y2="3.17mm">
              <text:p/>
            </draw:line>
          </table:table-cell>
          <table:table-cell table:number-columns-repeated="4"/>
          <table:table-cell table:style-name="ce6" office:value-type="string" calcext:value-type="string">
            <text:p>erro de digitação </text:p>
            <draw:line table:end-cell-address="Planilha1.R12" table:end-x="3.7mm" table:end-y="3.7mm" draw:z-index="11" draw:name="Conector reto 25" draw:style-name="gr1" draw:text-style-name="P1" svg:x1="16.67mm" svg:y1="3.7mm" svg:x2="37.72mm" svg:y2="3.43mm">
              <text:p/>
            </draw:line>
          </table:table-cell>
          <table:table-cell table:number-columns-repeated="1008"/>
        </table:table-row>
        <table:table-row table:style-name="ro5">
          <table:table-cell table:number-columns-repeated="4"/>
          <table:table-cell table:style-name="ce6" office:value-type="string" calcext:value-type="string">
            <text:p>o usuario não consegue finalizar compra</text:p>
          </table:table-cell>
          <table:table-cell>
            <draw:line table:end-cell-address="Planilha1.G13" table:end-x="12.43mm" table:end-y="4.23mm" draw:z-index="9" draw:name="Conector reto 23" draw:style-name="gr1" draw:text-style-name="P1" svg:x1="0.8mm" svg:y1="4.24mm" svg:x2="29.44mm" svg:y2="3.71mm">
              <text:p/>
            </draw:line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table:style-name="ce6" office:value-type="string" calcext:value-type="string">
            <text:p>causa</text:p>
          </table:table-cell>
          <table:table-cell>
            <draw:line table:end-cell-address="Planilha1.M15" table:end-x="16.4mm" table:end-y="4.23mm" draw:z-index="10" draw:name="Conector reto 24" draw:style-name="gr1" draw:text-style-name="P1" svg:x1="0.26mm" svg:y1="3.97mm" svg:x2="33.41mm" svg:y2="4.24mm">
              <text:p/>
            </draw:line>
          </table:table-cell>
          <table:table-cell table:number-columns-repeated="4"/>
          <table:table-cell table:style-name="ce6" office:value-type="string" calcext:value-type="string">
            <text:p>causa</text:p>
          </table:table-cell>
          <table:table-cell>
            <draw:line table:end-cell-address="Planilha1.R15" table:end-x="16.67mm" table:end-y="2.66mm" draw:z-index="12" draw:name="Conector reto 26" draw:style-name="gr1" draw:text-style-name="P1" svg:x1="0.53mm" svg:y1="2.65mm" svg:x2="16.67mm" svg:y2="2.65mm">
              <text:p/>
            </draw:line>
          </table:table-cell>
          <table:table-cell table:number-columns-repeated="1006"/>
        </table:table-row>
        <table:table-row table:style-name="ro4">
          <table:table-cell table:number-columns-repeated="5"/>
          <table:table-cell table:style-name="ce6" office:value-type="string" calcext:value-type="string">
            <text:p>não consguimos vender</text:p>
          </table:table-cell>
          <table:table-cell>
            <draw:line table:end-cell-address="Planilha1.H16" table:end-x="10.31mm" table:end-y="3.7mm" draw:z-index="24" draw:name="Conector reto 60" draw:style-name="gr1" draw:text-style-name="P1" svg:x1="0.52mm" svg:y1="3.7mm" svg:x2="27.32mm" svg:y2="3.17mm">
              <text:p/>
            </draw:line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6">
          <table:table-cell/>
          <table:table-cell>
            <draw:line table:end-cell-address="Planilha1.T18" table:end-x="16.66mm" table:end-y="4.49mm" draw:z-index="0" draw:name="Conector reto 2" draw:style-name="gr2" draw:text-style-name="P1" svg:x1="322.73mm" svg:y1="4.5mm" svg:x2="1.58mm" svg:y2="4.24mm">
              <text:p/>
            </draw:line>
          </table:table-cell>
          <table:table-cell table:number-columns-repeated="3"/>
          <table:table-cell>
            <draw:line table:end-cell-address="Planilha1.I31" table:end-x="2.91mm" table:end-y="0.26mm" draw:z-index="13" draw:name="Conector reto 35" draw:style-name="gr1" draw:text-style-name="P1" svg:x1="1.33mm" svg:y1="75.15mm" svg:x2="53.93mm" svg:y2="4.5mm">
              <text:p/>
            </draw:line>
          </table:table-cell>
          <table:table-cell table:number-columns-repeated="4"/>
          <table:table-cell>
            <draw:line table:end-cell-address="Planilha1.O31" table:end-x="1.05mm" table:end-y="0.26mm" draw:z-index="14" draw:name="Conector reto 37" draw:style-name="gr1" draw:text-style-name="P1" svg:x1="16.41mm" svg:y1="75.15mm" svg:x2="69.07mm" svg:y2="5.3mm">
              <text:p/>
            </draw:line>
          </table:table-cell>
          <table:table-cell table:number-columns-repeated="4"/>
          <table:table-cell>
            <draw:line table:end-cell-address="Planilha1.S30" table:end-x="15.08mm" table:end-y="5.02mm" draw:z-index="15" draw:name="Conector reto 40" draw:style-name="gr1" draw:text-style-name="P1" svg:x1="13.5mm" svg:y1="74.62mm" svg:x2="66.1mm" svg:y2="4.77mm">
              <text:p/>
            </draw:line>
          </table:table-cell>
          <table:table-cell table:number-columns-repeated="4"/>
          <table:table-cell table:style-name="ce13" office:value-type="string" calcext:value-type="string" table:number-columns-spanned="6" table:number-rows-spanned="1">
            <text:p>Problema: Usuário não consegue finalizar compra</text:p>
          </table:table-cell>
          <table:covered-table-cell table:number-columns-repeated="5" table:style-name="ce14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5"/>
          <table:table-cell table:style-name="ce6" office:value-type="string" calcext:value-type="string">
            <text:p>causa</text:p>
          </table:table-cell>
          <table:table-cell>
            <draw:line table:end-cell-address="Planilha1.H20" table:end-x="9mm" table:end-y="4.25mm" draw:z-index="7" draw:name="Conector reto 21" draw:style-name="gr1" draw:text-style-name="P1" svg:x1="0.26mm" svg:y1="4.24mm" svg:x2="26mm" svg:y2="4.24mm">
              <text:p/>
            </draw:line>
          </table:table-cell>
          <table:table-cell table:number-columns-repeated="4"/>
          <table:table-cell table:style-name="ce6" office:value-type="string" calcext:value-type="string">
            <text:p>causa</text:p>
          </table:table-cell>
          <table:table-cell>
            <draw:line table:end-cell-address="Planilha1.N20" table:end-x="7.14mm" table:end-y="4.25mm" draw:z-index="18" draw:name="Conector reto 48" draw:style-name="gr1" draw:text-style-name="P1" svg:x1="0.53mm" svg:y1="4.24mm" svg:x2="24.15mm" svg:y2="4.24mm">
              <text:p/>
            </draw:line>
          </table:table-cell>
          <table:table-cell table:number-columns-repeated="3"/>
          <table:table-cell table:style-name="ce6" office:value-type="string" calcext:value-type="string">
            <text:p>causa</text:p>
            <draw:line table:end-cell-address="Planilha1.S20" table:end-x="4.49mm" table:end-y="4.25mm" draw:z-index="21" draw:name="Conector reto 54" draw:style-name="gr1" draw:text-style-name="P1" svg:x1="14.81mm" svg:y1="4.24mm" svg:x2="38.5mm" svg:y2="4.24mm">
              <text:p/>
            </draw:line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6" office:value-type="string" calcext:value-type="string">
            <text:p>causa</text:p>
          </table:table-cell>
          <table:table-cell>
            <draw:line table:end-cell-address="Planilha1.G24" table:end-x="10.84mm" table:end-y="3.17mm" draw:z-index="16" draw:name="Conector reto 42" draw:style-name="gr1" draw:text-style-name="P1" svg:x1="0.27mm" svg:y1="2.65mm" svg:x2="27.85mm" svg:y2="3.18mm">
              <text:p/>
            </draw:line>
          </table:table-cell>
          <table:table-cell table:number-columns-repeated="4"/>
          <table:table-cell table:style-name="ce6" office:value-type="string" calcext:value-type="string">
            <text:p>causa</text:p>
          </table:table-cell>
          <table:table-cell>
            <draw:line table:end-cell-address="Planilha1.M24" table:end-x="11.12mm" table:end-y="3.19mm" draw:z-index="19" draw:name="Conector reto 49" draw:style-name="gr1" draw:text-style-name="P1" svg:x1="0.52mm" svg:y1="3.18mm" svg:x2="28.12mm" svg:y2="3.18mm">
              <text:p/>
            </draw:line>
          </table:table-cell>
          <table:table-cell table:number-columns-repeated="3"/>
          <table:table-cell table:style-name="ce6" office:value-type="string" calcext:value-type="string">
            <text:p>causa</text:p>
          </table:table-cell>
          <table:table-cell>
            <draw:line table:end-cell-address="Planilha1.R24" table:end-x="5.82mm" table:end-y="4.23mm" draw:z-index="22" draw:name="Conector reto 55" draw:style-name="gr1" draw:text-style-name="P1" svg:x1="0.52mm" svg:y1="3.71mm" svg:x2="22.83mm" svg:y2="4.24mm">
              <text:p/>
            </draw:line>
          </table:table-cell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6" office:value-type="string" calcext:value-type="string">
            <text:p>causa</text:p>
            <draw:line table:end-cell-address="Planilha1.F28" table:end-x="12.43mm" table:end-y="1.58mm" draw:z-index="17" draw:name="Conector reto 45" draw:style-name="gr1" draw:text-style-name="P1" svg:x1="15.61mm" svg:y1="1.33mm" svg:x2="46.44mm" svg:y2="1.59mm">
              <text:p/>
            </draw:line>
          </table:table-cell>
          <table:table-cell table:number-columns-repeated="5"/>
          <table:table-cell table:style-name="ce6" office:value-type="string" calcext:value-type="string">
            <text:p>causa</text:p>
          </table:table-cell>
          <table:table-cell>
            <draw:line table:end-cell-address="Planilha1.L28" table:end-x="9.78mm" table:end-y="3.7mm" draw:z-index="20" draw:name="Conector reto 50" draw:style-name="gr1" draw:text-style-name="P1" svg:x1="0.53mm" svg:y1="3.44mm" svg:x2="26.79mm" svg:y2="3.71mm">
              <text:p/>
            </draw:line>
          </table:table-cell>
          <table:table-cell table:number-columns-repeated="3"/>
          <table:table-cell table:style-name="ce6" office:value-type="string" calcext:value-type="string">
            <text:p>causa</text:p>
          </table:table-cell>
          <table:table-cell>
            <draw:line table:end-cell-address="Planilha1.Q28" table:end-x="5.55mm" table:end-y="4.49mm" draw:z-index="23" draw:name="Conector reto 56" draw:style-name="gr1" draw:text-style-name="P1" svg:x1="0.27mm" svg:y1="3.97mm" svg:x2="22.56mm" svg:y2="4.5mm">
              <text:p/>
            </draw:line>
          </table:table-cell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4" table:number-rows-spanned="1">
            <text:p>CATEGORIA: <text:span text:style-name="T1">Outros</text:span></text:p>
          </table:table-cell>
          <table:covered-table-cell table:number-columns-repeated="3" table:style-name="ce8"/>
          <table:table-cell table:number-columns-repeated="2"/>
          <table:table-cell table:style-name="ce2" office:value-type="string" calcext:value-type="string" table:number-columns-spanned="4" table:number-rows-spanned="1">
            <text:p>CATEGORIA: <text:span text:style-name="T1">Outros</text:span></text:p>
          </table:table-cell>
          <table:covered-table-cell table:number-columns-repeated="3" table:style-name="ce8"/>
          <table:table-cell/>
          <table:table-cell table:style-name="ce2" office:value-type="string" calcext:value-type="string" table:number-columns-spanned="4" table:number-rows-spanned="1">
            <text:p>CATEGORIA: <text:span text:style-name="T1">Outros</text:span></text:p>
          </table:table-cell>
          <table:covered-table-cell table:number-columns-repeated="3" table:style-name="ce8"/>
          <table:table-cell table:number-columns-repeated="1007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orte</meta:initial-creator>
    <meta:creation-date>2021-06-16T00:07:28</meta:creation-date>
    <dc:date>2023-01-13T00:58:15.222000000</dc:date>
    <meta:generator>Real_Office/6.2.3.2$Windows_x86 LibreOffice_project/b40a93cffb3080b9876e40c60e03703e9bd35612</meta:generator>
    <meta:editing-duration>PT1S</meta:editing-duration>
    <meta:editing-cycles>1</meta:editing-cycles>
    <meta:document-statistic meta:table-count="1" meta:cell-count="29" meta:object-count="2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